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5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65.72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ro5" style:family="table-row">
      <style:table-row-properties style:row-height="7.74mm" fo:break-before="auto" style:use-optimal-row-height="true"/>
    </style:style>
    <style:style style:name="ro6" style:family="table-row">
      <style:table-row-properties style:row-height="14.8mm" fo:break-before="auto" style:use-optimal-row-height="true"/>
    </style:style>
    <style:style style:name="ro7" style:family="table-row">
      <style:table-row-properties style:row-height="21.85mm" fo:break-before="auto" style:use-optimal-row-height="true"/>
    </style:style>
    <style:style style:name="ro8" style:family="table-row">
      <style:table-row-properties style:row-height="11.27mm" fo:break-before="auto" style:use-optimal-row-height="true"/>
    </style:style>
    <style:style style:name="ro9" style:family="table-row">
      <style:table-row-properties style:row-height="25.38mm" fo:break-before="auto" style:use-optimal-row-height="true"/>
    </style:style>
    <style:style style:name="ro10" style:family="table-row">
      <style:table-row-properties style:row-height="46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0.06pt solid #000000"/>
      <style:map style:condition="cell-content()=0" style:apply-style-name="Accent" style:base-cell-address="consumo.B17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cell-protect="none" style:print-content="true" fo:border="0.06pt solid #000000"/>
      <style:map style:condition="cell-content()=-1" style:apply-style-name="Bad" style:base-cell-address="consumo.C8"/>
      <style:map style:condition="cell-content()&gt;=0" style:apply-style-name="Accent" style:base-cell-address="consumo.C8"/>
      <style:map style:condition="cell-content()&lt;-1" style:apply-style-name="Error" style:base-cell-address="consumo.C8"/>
    </style:style>
    <style:style style:name="ce15" style:family="table-cell" style:parent-style-name="Default">
      <style:table-cell-properties style:cell-protect="none" style:print-content="true" fo:border="0.06pt solid #000000"/>
      <style:map style:condition="is-true-formula(ISBLANK([.A15]))" style:apply-style-name="Error" style:base-cell-address="consumo.C51"/>
    </style:style>
    <style:style style:name="ce6" style:family="table-cell" style:parent-style-name="Default" style:data-style-name="N11"/>
    <style:style style:name="ce7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" style:family="table-cell" style:parent-style-name="Default">
      <style:table-cell-properties style:cell-protect="none" style:print-content="true" fo:border="0.06pt solid #000000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S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S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onfig.$A$2:$config.$A$51])" table:allow-empty-cell="true" table:display-list="unsorted" table:base-cell-address="consumo.A8">
          <table:error-message table:message-type="stop" table:display="true"/>
        </table:content-validation>
        <table:content-validation table:name="val2" table:base-cell-address="consumo.B1">
          <table:error-message table:message-type="stop" table:display="true"/>
        </table:content-validation>
        <table:content-validation table:name="val3" table:condition="of:cell-content-is-whole-number() and cell-content()&gt;=-1" table:allow-empty-cell="true" table:base-cell-address="consumo.C8">
          <table:help-message table:title="Indicaciones generales" table:display="true">
            <text:p>Debe ingresar el total por dia para que la casilla se vuelva verde</text:p>
            <text:p/>
            <text:p>Cuando sea un dia sin abstecimiento por favor ingresar el valor de (-1)</text:p>
          </table:help-message>
          <table:error-message table:message-type="stop" table:title="Error en el valor ingresado" table:display="true">
            <text:p>Por favor.</text:p>
            <text:p/>
            <text:p>Recuerde que solo puede ingresar valores desde cero hasta #####</text:p>
          </table:error-message>
        </table:content-validation>
        <table:content-validation table:name="val4" table:condition="of:cell-content-is-whole-number() and cell-content()&gt;=-1" table:allow-empty-cell="true" table:base-cell-address="existencias.C51">
          <table:help-message table:title="Indicaciones generales" table:display="false">
            <text:p>Debe ingresar el total por dia para que la casilla se vuelva verde</text:p>
            <text:p/>
            <text:p>Cuando sea un dia sin abstecimiento por favor ingresar el valor de (-1)</text:p>
          </table:help-message>
          <table:error-message table:message-type="stop" table:display="true"/>
        </table:content-validation>
      </table:content-validations>
      <table:table table:name="consumo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Reporte mensual de consumos</text:p>
          </table:table-cell>
          <table:table-cell table:style-name="ce1" table:content-validation-name="val2"/>
          <table:table-cell table:style-name="ce1" table:number-columns-repeated="1022"/>
        </table:table-row>
        <table:table-row table:style-name="ro2">
          <table:table-cell table:style-name="ce2" office:value-type="string" calcext:value-type="string">
            <text:p>Región: XXXXXXXX</text:p>
          </table:table-cell>
          <table:table-cell table:content-validation-name="val2"/>
          <table:table-cell table:number-columns-repeated="2"/>
          <table:table-cell office:value-type="string" calcext:value-type="string">
            <text:p>Completo</text:p>
          </table:table-cell>
          <table:table-cell table:style-name="ce6" table:formula="of:=(COUNTIF([.L8:.L51];&quot;&gt;1&quot;)/COUNT([.A8:.A50]))" office:value-type="percentage" office:value="0.0697674418604651" calcext:value-type="percentage">
            <text:p>6,98 %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stablecimiento: XXXXXXXX</text:p>
          </table:table-cell>
          <table:table-cell table:content-validation-name="val2"/>
          <table:table-cell office:value-type="string" calcext:value-type="string">
            <text:p>Tipo:</text:p>
          </table:table-cell>
          <table:table-cell table:style-name="ce2" office:value-type="string" calcext:value-type="string">
            <text:p>Farmaci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ño: 2017</text:p>
          </table:table-cell>
          <table:table-cell table:content-validation-name="val2"/>
          <table:table-cell table:style-name="ce4"/>
          <table:table-cell table:number-columns-repeated="1021"/>
        </table:table-row>
        <table:table-row table:style-name="ro2">
          <table:table-cell table:style-name="ce2" office:value-type="string" calcext:value-type="string">
            <text:p>Mes: Mayo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2" office:value-type="string" calcext:value-type="string">
            <text:p>Elaborado por: XXXXXXXXXXXXXXXXXXXXXXXX</text:p>
          </table:table-cell>
          <table:table-cell table:content-validation-name="val2"/>
          <table:table-cell table:number-columns-repeated="1022"/>
        </table:table-row>
        <table:table-row table:style-name="ro3">
          <table:table-cell table:style-name="ce13" office:value-type="string" calcext:value-type="string">
            <text:p>Código</text:p>
          </table:table-cell>
          <table:table-cell table:style-name="ce13" table:content-validation-name="val2" office:value-type="string" calcext:value-type="string">
            <text:p>Nombre</text:p>
          </table:table-cell>
          <table:table-cell table:style-name="ce13" office:value-type="string" calcext:value-type="string">
            <text:p>D1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3</text:p>
          </table:table-cell>
          <table:table-cell table:style-name="ce13" office:value-type="string" calcext:value-type="string">
            <text:p>D4</text:p>
          </table:table-cell>
          <table:table-cell table:style-name="ce13" office:value-type="string" calcext:value-type="string">
            <text:p>D5</text:p>
          </table:table-cell>
          <table:table-cell table:style-name="ce13" office:value-type="string" calcext:value-type="string">
            <text:p>D6</text:p>
          </table:table-cell>
          <table:table-cell table:style-name="ce13" office:value-type="string" calcext:value-type="string">
            <text:p>D7</text:p>
          </table:table-cell>
          <table:table-cell table:style-name="ce13" office:value-type="string" calcext:value-type="string">
            <text:p>,,,,</text:p>
          </table:table-cell>
          <table:table-cell table:style-name="ce13" office:value-type="string" calcext:value-type="string">
            <text:p>D31</text:p>
          </table:table-cell>
          <table:table-cell table:style-name="ce13" office:value-type="string" calcext:value-type="string">
            <text:p>Total</text:p>
          </table:table-cell>
          <table:table-cell table:style-name="ce7" table:number-columns-repeated="1012"/>
        </table:table-row>
        <table:table-row table:style-name="ro4">
          <table:table-cell table:style-name="ce16" table:content-validation-name="val1" office:value-type="float" office:value="200010" calcext:value-type="float">
            <text:p>200010</text:p>
          </table:table-cell>
          <table:table-cell table:style-name="ce11" table:content-validation-name="val2" table:formula="of:=[config.B2]" office:value-type="string" office:string-value="Linezolid" calcext:value-type="string">
            <text:p>Linezolid</text:p>
          </table:table-cell>
          <table:table-cell table:style-name="ce14" table:content-validation-name="val3" office:value-type="float" office:value="1" calcext:value-type="float">
            <text:p>1</text:p>
          </table:table-cell>
          <table:table-cell table:style-name="ce14" table:content-validation-name="val3" office:value-type="float" office:value="-1" calcext:value-type="float">
            <text:p>-1</text:p>
          </table:table-cell>
          <table:table-cell table:style-name="ce14" table:content-validation-name="val3" table:number-columns-repeated="7"/>
          <table:table-cell table:style-name="ce16" table:formula="of:=SUMIFS([.C8:.K8];[.C8:.K8];&quot;&gt;=0&quot;)" office:value-type="float" office:value="1" calcext:value-type="float">
            <text:p>1</text:p>
          </table:table-cell>
          <table:table-cell table:style-name="ce23" table:formula="of:=IF(ISBLANK([.C8]);&quot;Faltan datos en D1&quot;;IF(ISBLANK([.D8]);&quot;Faltan datos en D2&quot;;IF(ISBLANK([.E8]);&quot;Faltan datos en D3&quot;;&quot;Todo bien&quot;)))" office:value-type="string" office:string-value="Faltan datos en D3" calcext:value-type="string">
            <text:p>Faltan datos en D3</text:p>
          </table:table-cell>
          <table:table-cell table:number-columns-repeated="1011"/>
        </table:table-row>
        <table:table-row table:style-name="ro2">
          <table:table-cell table:style-name="ce16" table:content-validation-name="val1" office:value-type="float" office:value="200011" calcext:value-type="float">
            <text:p>200011</text:p>
          </table:table-cell>
          <table:table-cell table:style-name="ce11" table:content-validation-name="val2" table:formula="of:=[config.B3]" office:value-type="string" office:string-value="Amikacina (Sulfato)" calcext:value-type="string">
            <text:p>Amikacina (Sulfato)</text:p>
          </table:table-cell>
          <table:table-cell table:style-name="ce14" table:content-validation-name="val3" table:number-columns-repeated="9"/>
          <table:table-cell table:style-name="ce16" table:formula="of:=SUMIFS([.C9:.K9];[.C9:.K9];&quot;&gt;=0&quot;)" office:value-type="float" office:value="0" calcext:value-type="float">
            <text:p>0</text:p>
          </table:table-cell>
          <table:table-cell table:style-name="ce7" table:formula="of:=IF(ISBLANK([.C9]);&quot;Faltan datos en D1&quot;;IF(ISBLANK([.D9]);&quot;Faltan datos en D2&quot;;IF(ISBLANK([.E9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6" table:content-validation-name="val1" office:value-type="float" office:value="200012" calcext:value-type="float">
            <text:p>200012</text:p>
          </table:table-cell>
          <table:table-cell table:style-name="ce11" table:content-validation-name="val2" table:formula="of:=[config.B4]" office:value-type="string" office:string-value="Gentamicina (Sulfato)" calcext:value-type="string">
            <text:p>Gentamicina (Sulfato)</text:p>
          </table:table-cell>
          <table:table-cell table:style-name="ce14" table:content-validation-name="val3" table:number-columns-repeated="9"/>
          <table:table-cell table:style-name="ce16" table:formula="of:=SUMIFS([.C10:.K10];[.C10:.K10];&quot;&gt;=0&quot;)" office:value-type="float" office:value="0" calcext:value-type="float">
            <text:p>0</text:p>
          </table:table-cell>
          <table:table-cell table:style-name="ce7" table:formula="of:=IF(ISBLANK([.C10]);&quot;Faltan datos en D1&quot;;IF(ISBLANK([.D10]);&quot;Faltan datos en D2&quot;;IF(ISBLANK([.E10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4">
          <table:table-cell table:style-name="ce16" table:content-validation-name="val1" office:value-type="float" office:value="200013" calcext:value-type="float">
            <text:p>200013</text:p>
          </table:table-cell>
          <table:table-cell table:style-name="ce11" table:content-validation-name="val2" table:formula="of:=[config.B5]" office:value-type="string" office:string-value="Amoxicilina" calcext:value-type="string">
            <text:p>Amoxicilina</text:p>
          </table:table-cell>
          <table:table-cell table:style-name="ce14" table:content-validation-name="val3" office:value-type="float" office:value="9" calcext:value-type="float">
            <text:p>9</text:p>
          </table:table-cell>
          <table:table-cell table:style-name="ce14" table:content-validation-name="val3" table:number-columns-repeated="8"/>
          <table:table-cell table:style-name="ce16" table:formula="of:=SUMIFS([.C11:.K11];[.C11:.K11];&quot;&gt;=0&quot;)" office:value-type="float" office:value="9" calcext:value-type="float">
            <text:p>9</text:p>
          </table:table-cell>
          <table:table-cell table:style-name="ce7" table:formula="of:=IF(ISBLANK([.C11]);&quot;Faltan datos en D1&quot;;IF(ISBLANK([.D11]);&quot;Faltan datos en D2&quot;;IF(ISBLANK([.E11]);&quot;Faltan datos en D3&quot;;&quot;Todo bien&quot;)))" office:value-type="string" office:string-value="Faltan datos en D2" calcext:value-type="string">
            <text:p>Faltan datos en D2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14" calcext:value-type="float">
            <text:p>200014</text:p>
          </table:table-cell>
          <table:table-cell table:style-name="ce3" table:content-validation-name="val2" table:formula="of:=[config.B6]" office:value-type="string" office:string-value="Metronidazol (Benzoil)" calcext:value-type="string">
            <text:p>Metronidazol (Benzoil)</text:p>
          </table:table-cell>
          <table:table-cell table:style-name="ce14" table:content-validation-name="val3" table:number-columns-repeated="9"/>
          <table:table-cell table:style-name="ce17" table:formula="of:=SUMIFS([.C12:.K12];[.C12:.K12];&quot;&gt;=0&quot;)" office:value-type="float" office:value="0" calcext:value-type="float">
            <text:p>0</text:p>
          </table:table-cell>
          <table:table-cell table:style-name="ce7" table:formula="of:=IF(ISBLANK([.C12]);&quot;Faltan datos en D1&quot;;IF(ISBLANK([.D12]);&quot;Faltan datos en D2&quot;;IF(ISBLANK([.E12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4">
          <table:table-cell table:style-name="ce17" table:content-validation-name="val1" office:value-type="float" office:value="200015" calcext:value-type="float">
            <text:p>200015</text:p>
          </table:table-cell>
          <table:table-cell table:style-name="ce3" table:content-validation-name="val2" table:formula="of:=[config.B7]" office:value-type="string" office:string-value="Metronidazol" calcext:value-type="string">
            <text:p>Metronidazol</text:p>
          </table:table-cell>
          <table:table-cell table:style-name="ce14" table:content-validation-name="val3" table:number-columns-repeated="2"/>
          <table:table-cell table:style-name="ce14" table:content-validation-name="val3" office:value-type="float" office:value="9" calcext:value-type="float">
            <text:p>9</text:p>
          </table:table-cell>
          <table:table-cell table:style-name="ce14" table:content-validation-name="val3" table:number-columns-repeated="6"/>
          <table:table-cell table:style-name="ce17" table:formula="of:=SUMIFS([.C13:.K13];[.C13:.K13];&quot;&gt;=0&quot;)" office:value-type="float" office:value="9" calcext:value-type="float">
            <text:p>9</text:p>
          </table:table-cell>
          <table:table-cell table:style-name="ce7" table:formula="of:=IF(ISBLANK([.C13]);&quot;Faltan datos en D1&quot;;IF(ISBLANK([.D13]);&quot;Faltan datos en D2&quot;;IF(ISBLANK([.E13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16" calcext:value-type="float">
            <text:p>200016</text:p>
          </table:table-cell>
          <table:table-cell table:style-name="ce3" table:content-validation-name="val2" table:formula="of:=[config.B8]" office:value-type="string" office:string-value="Diloxanida, Furoato" calcext:value-type="string">
            <text:p>Diloxanida, Furoato</text:p>
          </table:table-cell>
          <table:table-cell table:style-name="ce14" table:content-validation-name="val3" table:number-columns-repeated="9"/>
          <table:table-cell table:style-name="ce17" table:formula="of:=SUMIFS([.C14:.K14];[.C14:.K14];&quot;&gt;=0&quot;)" office:value-type="float" office:value="0" calcext:value-type="float">
            <text:p>0</text:p>
          </table:table-cell>
          <table:table-cell table:style-name="ce7" table:formula="of:=IF(ISBLANK([.C14]);&quot;Faltan datos en D1&quot;;IF(ISBLANK([.D14]);&quot;Faltan datos en D2&quot;;IF(ISBLANK([.E14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17" calcext:value-type="float">
            <text:p>200017</text:p>
          </table:table-cell>
          <table:table-cell table:style-name="ce3" table:content-validation-name="val2" table:formula="of:=[config.B9]" office:value-type="string" office:string-value="Ampicilina (Sódica)" calcext:value-type="string">
            <text:p>Ampicilina (Sódica)</text:p>
          </table:table-cell>
          <table:table-cell table:style-name="ce14" table:content-validation-name="val3" table:number-columns-repeated="9"/>
          <table:table-cell table:style-name="ce17" table:formula="of:=SUMIFS([.C15:.K15];[.C15:.K15];&quot;&gt;=0&quot;)" office:value-type="float" office:value="0" calcext:value-type="float">
            <text:p>0</text:p>
          </table:table-cell>
          <table:table-cell table:style-name="ce7" table:formula="of:=IF(ISBLANK([.C15]);&quot;Faltan datos en D1&quot;;IF(ISBLANK([.D15]);&quot;Faltan datos en D2&quot;;IF(ISBLANK([.E15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18" calcext:value-type="float">
            <text:p>200018</text:p>
          </table:table-cell>
          <table:table-cell table:style-name="ce3" table:content-validation-name="val2" table:formula="of:=[config.B10]" office:value-type="string" office:string-value="Cefazolina (Sódica)" calcext:value-type="string">
            <text:p>Cefazolina (Sódica)</text:p>
          </table:table-cell>
          <table:table-cell table:style-name="ce14" table:content-validation-name="val3" table:number-columns-repeated="9"/>
          <table:table-cell table:style-name="ce17" table:formula="of:=SUMIFS([.C16:.K16];[.C16:.K16];&quot;&gt;=0&quot;)" office:value-type="float" office:value="0" calcext:value-type="float">
            <text:p>0</text:p>
          </table:table-cell>
          <table:table-cell table:style-name="ce7" table:formula="of:=IF(ISBLANK([.C16]);&quot;Faltan datos en D1&quot;;IF(ISBLANK([.D16]);&quot;Faltan datos en D2&quot;;IF(ISBLANK([.E16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4">
          <table:table-cell table:style-name="ce17" table:content-validation-name="val1" office:value-type="float" office:value="200019" calcext:value-type="float">
            <text:p>200019</text:p>
          </table:table-cell>
          <table:table-cell table:style-name="ce12" table:content-validation-name="val2" table:formula="of:=[config.B11]" office:value-type="string" office:string-value="Amoxicilina" calcext:value-type="string">
            <text:p>Amoxicilina</text:p>
          </table:table-cell>
          <table:table-cell table:style-name="ce14" table:content-validation-name="val3" table:number-columns-repeated="9"/>
          <table:table-cell table:style-name="ce17" table:formula="of:=SUMIFS([.C17:.K17];[.C17:.K17];&quot;&gt;=0&quot;)" office:value-type="float" office:value="0" calcext:value-type="float">
            <text:p>0</text:p>
          </table:table-cell>
          <table:table-cell table:style-name="ce7" table:formula="of:=IF(ISBLANK([.C17]);&quot;Faltan datos en D1&quot;;IF(ISBLANK([.D17]);&quot;Faltan datos en D2&quot;;IF(ISBLANK([.E17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4">
          <table:table-cell table:style-name="ce17" table:content-validation-name="val1" office:value-type="float" office:value="200020" calcext:value-type="float">
            <text:p>200020</text:p>
          </table:table-cell>
          <table:table-cell table:style-name="ce3" table:content-validation-name="val2" table:formula="of:=[config.B12]" office:value-type="string" office:string-value="Cloroquina base" calcext:value-type="string">
            <text:p>Cloroquina base</text:p>
          </table:table-cell>
          <table:table-cell table:style-name="ce14" table:content-validation-name="val3"/>
          <table:table-cell table:style-name="ce14" table:content-validation-name="val3" office:value-type="float" office:value="6" calcext:value-type="float">
            <text:p>6</text:p>
          </table:table-cell>
          <table:table-cell table:style-name="ce14" table:content-validation-name="val3" table:number-columns-repeated="7"/>
          <table:table-cell table:style-name="ce17" table:formula="of:=SUMIFS([.C18:.K18];[.C18:.K18];&quot;&gt;=0&quot;)" office:value-type="float" office:value="6" calcext:value-type="float">
            <text:p>6</text:p>
          </table:table-cell>
          <table:table-cell table:style-name="ce7" table:formula="of:=IF(ISBLANK([.C18]);&quot;Faltan datos en D1&quot;;IF(ISBLANK([.D18]);&quot;Faltan datos en D2&quot;;IF(ISBLANK([.E18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21" calcext:value-type="float">
            <text:p>200021</text:p>
          </table:table-cell>
          <table:table-cell table:style-name="ce3" table:content-validation-name="val2" table:formula="of:=[config.B13]" office:value-type="string" office:string-value="Cloroquina base + Primaquina base" calcext:value-type="string">
            <text:p>Cloroquina base + Primaquina base</text:p>
          </table:table-cell>
          <table:table-cell table:style-name="ce14" table:content-validation-name="val3" table:number-columns-repeated="9"/>
          <table:table-cell table:style-name="ce17" table:formula="of:=SUMIFS([.C19:.K19];[.C19:.K19];&quot;&gt;=0&quot;)" office:value-type="float" office:value="0" calcext:value-type="float">
            <text:p>0</text:p>
          </table:table-cell>
          <table:table-cell table:style-name="ce7" table:formula="of:=IF(ISBLANK([.C19]);&quot;Faltan datos en D1&quot;;IF(ISBLANK([.D19]);&quot;Faltan datos en D2&quot;;IF(ISBLANK([.E19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22" calcext:value-type="float">
            <text:p>200022</text:p>
          </table:table-cell>
          <table:table-cell table:style-name="ce3" table:content-validation-name="val2" table:formula="of:=[config.B14]" office:value-type="string" office:string-value="Cloroquina base + Primaquina base" calcext:value-type="string">
            <text:p>Cloroquina base + Primaquina base</text:p>
          </table:table-cell>
          <table:table-cell table:style-name="ce14" table:content-validation-name="val3" table:number-columns-repeated="9"/>
          <table:table-cell table:style-name="ce17" table:formula="of:=SUMIFS([.C20:.K20];[.C20:.K20];&quot;&gt;=0&quot;)" office:value-type="float" office:value="0" calcext:value-type="float">
            <text:p>0</text:p>
          </table:table-cell>
          <table:table-cell table:style-name="ce7" table:formula="of:=IF(ISBLANK([.C20]);&quot;Faltan datos en D1&quot;;IF(ISBLANK([.D20]);&quot;Faltan datos en D2&quot;;IF(ISBLANK([.E20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23" calcext:value-type="float">
            <text:p>200023</text:p>
          </table:table-cell>
          <table:table-cell table:style-name="ce3" table:content-validation-name="val2" table:formula="of:=[config.B15]" office:value-type="string" office:string-value="Cloroquina base + Primaquina base" calcext:value-type="string">
            <text:p>Cloroquina base + Primaquina base</text:p>
          </table:table-cell>
          <table:table-cell table:style-name="ce14" table:content-validation-name="val3" table:number-columns-repeated="2"/>
          <table:table-cell table:style-name="ce14" table:content-validation-name="val3" office:value-type="float" office:value="-1" calcext:value-type="float">
            <text:p>-1</text:p>
          </table:table-cell>
          <table:table-cell table:style-name="ce14" table:content-validation-name="val3" table:number-columns-repeated="6"/>
          <table:table-cell table:style-name="ce17" table:formula="of:=SUMIFS([.C21:.K21];[.C21:.K21];&quot;&gt;=0&quot;)" office:value-type="float" office:value="0" calcext:value-type="float">
            <text:p>0</text:p>
          </table:table-cell>
          <table:table-cell table:style-name="ce7" table:formula="of:=IF(ISBLANK([.C21]);&quot;Faltan datos en D1&quot;;IF(ISBLANK([.D21]);&quot;Faltan datos en D2&quot;;IF(ISBLANK([.E21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24" calcext:value-type="float">
            <text:p>200024</text:p>
          </table:table-cell>
          <table:table-cell table:style-name="ce3" table:content-validation-name="val2" table:formula="of:=[config.B16]" office:value-type="string" office:string-value="Ceftazidima (Pentahidrato)" calcext:value-type="string">
            <text:p>Ceftazidima (Pentahidrato)</text:p>
          </table:table-cell>
          <table:table-cell table:style-name="ce14" table:content-validation-name="val3" table:number-columns-repeated="9"/>
          <table:table-cell table:style-name="ce17" table:formula="of:=SUMIFS([.C22:.K22];[.C22:.K22];&quot;&gt;=0&quot;)" office:value-type="float" office:value="0" calcext:value-type="float">
            <text:p>0</text:p>
          </table:table-cell>
          <table:table-cell table:style-name="ce7" table:formula="of:=IF(ISBLANK([.C22]);&quot;Faltan datos en D1&quot;;IF(ISBLANK([.D22]);&quot;Faltan datos en D2&quot;;IF(ISBLANK([.E22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25" calcext:value-type="float">
            <text:p>200025</text:p>
          </table:table-cell>
          <table:table-cell table:style-name="ce3" table:content-validation-name="val2" table:formula="of:=[config.B17]" office:value-type="string" office:string-value="Ceftriaxona(Sódica)" calcext:value-type="string">
            <text:p>Ceftriaxona(Sódica)</text:p>
          </table:table-cell>
          <table:table-cell table:style-name="ce14" table:content-validation-name="val3" table:number-columns-repeated="9"/>
          <table:table-cell table:style-name="ce17" table:formula="of:=SUMIFS([.C23:.K23];[.C23:.K23];&quot;&gt;=0&quot;)" office:value-type="float" office:value="0" calcext:value-type="float">
            <text:p>0</text:p>
          </table:table-cell>
          <table:table-cell table:style-name="ce7" table:formula="of:=IF(ISBLANK([.C23]);&quot;Faltan datos en D1&quot;;IF(ISBLANK([.D23]);&quot;Faltan datos en D2&quot;;IF(ISBLANK([.E23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26" calcext:value-type="float">
            <text:p>200026</text:p>
          </table:table-cell>
          <table:table-cell table:style-name="ce3" table:content-validation-name="val2" table:formula="of:=[config.B18]" office:value-type="string" office:string-value="Cefotaxima (sódica)" calcext:value-type="string">
            <text:p>Cefotaxima (sódica)</text:p>
          </table:table-cell>
          <table:table-cell table:style-name="ce14" table:content-validation-name="val3" table:number-columns-repeated="9"/>
          <table:table-cell table:style-name="ce17" table:formula="of:=SUMIFS([.C24:.K24];[.C24:.K24];&quot;&gt;=0&quot;)" office:value-type="float" office:value="0" calcext:value-type="float">
            <text:p>0</text:p>
          </table:table-cell>
          <table:table-cell table:style-name="ce7" table:formula="of:=IF(ISBLANK([.C24]);&quot;Faltan datos en D1&quot;;IF(ISBLANK([.D24]);&quot;Faltan datos en D2&quot;;IF(ISBLANK([.E24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27" calcext:value-type="float">
            <text:p>200027</text:p>
          </table:table-cell>
          <table:table-cell table:style-name="ce3" table:content-validation-name="val2" table:formula="of:=[config.B19]" office:value-type="string" office:string-value="Cefepima (clorhidrato)" calcext:value-type="string">
            <text:p>Cefepima (clorhidrato)</text:p>
          </table:table-cell>
          <table:table-cell table:style-name="ce14" table:content-validation-name="val3" table:number-columns-repeated="9"/>
          <table:table-cell table:style-name="ce17" table:formula="of:=SUMIFS([.C25:.K25];[.C25:.K25];&quot;&gt;=0&quot;)" office:value-type="float" office:value="0" calcext:value-type="float">
            <text:p>0</text:p>
          </table:table-cell>
          <table:table-cell table:style-name="ce7" table:formula="of:=IF(ISBLANK([.C25]);&quot;Faltan datos en D1&quot;;IF(ISBLANK([.D25]);&quot;Faltan datos en D2&quot;;IF(ISBLANK([.E25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28" calcext:value-type="float">
            <text:p>200028</text:p>
          </table:table-cell>
          <table:table-cell table:style-name="ce3" table:content-validation-name="val2" table:formula="of:=[config.B20]" office:value-type="string" office:string-value="Dicloxacilina (Sódica)" calcext:value-type="string">
            <text:p>Dicloxacilina (Sódica)</text:p>
          </table:table-cell>
          <table:table-cell table:style-name="ce14" table:content-validation-name="val3" table:number-columns-repeated="9"/>
          <table:table-cell table:style-name="ce17" table:formula="of:=SUMIFS([.C26:.K26];[.C26:.K26];&quot;&gt;=0&quot;)" office:value-type="float" office:value="0" calcext:value-type="float">
            <text:p>0</text:p>
          </table:table-cell>
          <table:table-cell table:style-name="ce7" table:formula="of:=IF(ISBLANK([.C26]);&quot;Faltan datos en D1&quot;;IF(ISBLANK([.D26]);&quot;Faltan datos en D2&quot;;IF(ISBLANK([.E26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29" calcext:value-type="float">
            <text:p>200029</text:p>
          </table:table-cell>
          <table:table-cell table:style-name="ce3" table:content-validation-name="val2" table:formula="of:=[config.B21]" office:value-type="string" office:string-value="Oxacilina (Sódica)" calcext:value-type="string">
            <text:p>Oxacilina (Sódica)</text:p>
          </table:table-cell>
          <table:table-cell table:style-name="ce14" table:content-validation-name="val3" table:number-columns-repeated="9"/>
          <table:table-cell table:style-name="ce17" table:formula="of:=SUMIFS([.C27:.K27];[.C27:.K27];&quot;&gt;=0&quot;)" office:value-type="float" office:value="0" calcext:value-type="float">
            <text:p>0</text:p>
          </table:table-cell>
          <table:table-cell table:style-name="ce7" table:formula="of:=IF(ISBLANK([.C27]);&quot;Faltan datos en D1&quot;;IF(ISBLANK([.D27]);&quot;Faltan datos en D2&quot;;IF(ISBLANK([.E27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30" calcext:value-type="float">
            <text:p>200030</text:p>
          </table:table-cell>
          <table:table-cell table:style-name="ce3" table:content-validation-name="val2" table:formula="of:=[config.B22]" office:value-type="string" office:string-value="FILTRO PARA FIJADOR DE PROCESADORA DE PELICULAS RADIOLOGICAS, SEGUN MARCA Y MODELO" calcext:value-type="string">
            <text:p>FILTRO PARA FIJADOR DE PROCESADORA DE PELICULAS RADIOLOGICAS, SEGUN MARCA Y MODELO</text:p>
          </table:table-cell>
          <table:table-cell table:style-name="ce14" table:content-validation-name="val3" table:number-columns-repeated="9"/>
          <table:table-cell table:style-name="ce17" table:formula="of:=SUMIFS([.C28:.K28];[.C28:.K28];&quot;&gt;=0&quot;)" office:value-type="float" office:value="0" calcext:value-type="float">
            <text:p>0</text:p>
          </table:table-cell>
          <table:table-cell table:style-name="ce7" table:formula="of:=IF(ISBLANK([.C28]);&quot;Faltan datos en D1&quot;;IF(ISBLANK([.D28]);&quot;Faltan datos en D2&quot;;IF(ISBLANK([.E28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31" calcext:value-type="float">
            <text:p>200031</text:p>
          </table:table-cell>
          <table:table-cell table:style-name="ce3" table:content-validation-name="val2" table:formula="of:=[config.B23]" office:value-type="string" office:string-value="Penicilina G (Benzatínica)" calcext:value-type="string">
            <text:p>Penicilina G (Benzatínica)</text:p>
          </table:table-cell>
          <table:table-cell table:style-name="ce14" table:content-validation-name="val3" table:number-columns-repeated="9"/>
          <table:table-cell table:style-name="ce17" table:formula="of:=SUMIFS([.C29:.K29];[.C29:.K29];&quot;&gt;=0&quot;)" office:value-type="float" office:value="0" calcext:value-type="float">
            <text:p>0</text:p>
          </table:table-cell>
          <table:table-cell table:style-name="ce7" table:formula="of:=IF(ISBLANK([.C29]);&quot;Faltan datos en D1&quot;;IF(ISBLANK([.D29]);&quot;Faltan datos en D2&quot;;IF(ISBLANK([.E29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32" calcext:value-type="float">
            <text:p>200032</text:p>
          </table:table-cell>
          <table:table-cell table:style-name="ce3" table:content-validation-name="val2" table:formula="of:=[config.B24]" office:value-type="string" office:string-value="Penicilina G (Sódica)" calcext:value-type="string">
            <text:p>Penicilina G (Sódica)</text:p>
          </table:table-cell>
          <table:table-cell table:style-name="ce14" table:content-validation-name="val3" table:number-columns-repeated="9"/>
          <table:table-cell table:style-name="ce17" table:formula="of:=SUMIFS([.C30:.K30];[.C30:.K30];&quot;&gt;=0&quot;)" office:value-type="float" office:value="0" calcext:value-type="float">
            <text:p>0</text:p>
          </table:table-cell>
          <table:table-cell table:style-name="ce7" table:formula="of:=IF(ISBLANK([.C30]);&quot;Faltan datos en D1&quot;;IF(ISBLANK([.D30]);&quot;Faltan datos en D2&quot;;IF(ISBLANK([.E30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33" calcext:value-type="float">
            <text:p>200033</text:p>
          </table:table-cell>
          <table:table-cell table:style-name="ce3" table:content-validation-name="val2" table:formula="of:=[config.B25]" office:value-type="string" office:string-value="Amoxicilina + Ácido Clavulánico (como Clavulanato de Potasio)" calcext:value-type="string">
            <text:p>Amoxicilina + Ácido Clavulánico (como Clavulanato de Potasio)</text:p>
          </table:table-cell>
          <table:table-cell table:style-name="ce14" table:content-validation-name="val3" table:number-columns-repeated="9"/>
          <table:table-cell table:style-name="ce17" table:formula="of:=SUMIFS([.C31:.K31];[.C31:.K31];&quot;&gt;=0&quot;)" office:value-type="float" office:value="0" calcext:value-type="float">
            <text:p>0</text:p>
          </table:table-cell>
          <table:table-cell table:style-name="ce7" table:formula="of:=IF(ISBLANK([.C31]);&quot;Faltan datos en D1&quot;;IF(ISBLANK([.D31]);&quot;Faltan datos en D2&quot;;IF(ISBLANK([.E31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34" calcext:value-type="float">
            <text:p>200034</text:p>
          </table:table-cell>
          <table:table-cell table:style-name="ce3" table:content-validation-name="val2" table:formula="of:=[config.B26]" office:value-type="string" office:string-value="Ampicilina (Sódica) + Sulbactam (Sódico)" calcext:value-type="string">
            <text:p>Ampicilina (Sódica) + Sulbactam (Sódico)</text:p>
          </table:table-cell>
          <table:table-cell table:style-name="ce14" table:content-validation-name="val3" table:number-columns-repeated="9"/>
          <table:table-cell table:style-name="ce17" table:formula="of:=SUMIFS([.C32:.K32];[.C32:.K32];&quot;&gt;=0&quot;)" office:value-type="float" office:value="0" calcext:value-type="float">
            <text:p>0</text:p>
          </table:table-cell>
          <table:table-cell table:style-name="ce7" table:formula="of:=IF(ISBLANK([.C32]);&quot;Faltan datos en D1&quot;;IF(ISBLANK([.D32]);&quot;Faltan datos en D2&quot;;IF(ISBLANK([.E32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35" calcext:value-type="float">
            <text:p>200035</text:p>
          </table:table-cell>
          <table:table-cell table:style-name="ce3" table:content-validation-name="val2" table:formula="of:=[config.B27]" office:value-type="string" office:string-value="Amoxicilina + Ácido Clavulánico (como Clavulanato de Potasio)" calcext:value-type="string">
            <text:p>Amoxicilina + Ácido Clavulánico (como Clavulanato de Potasio)</text:p>
          </table:table-cell>
          <table:table-cell table:style-name="ce14" table:content-validation-name="val3" table:number-columns-repeated="9"/>
          <table:table-cell table:style-name="ce17" table:formula="of:=SUMIFS([.C33:.K33];[.C33:.K33];&quot;&gt;=0&quot;)" office:value-type="float" office:value="0" calcext:value-type="float">
            <text:p>0</text:p>
          </table:table-cell>
          <table:table-cell table:style-name="ce7" table:formula="of:=IF(ISBLANK([.C33]);&quot;Faltan datos en D1&quot;;IF(ISBLANK([.D33]);&quot;Faltan datos en D2&quot;;IF(ISBLANK([.E33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36" calcext:value-type="float">
            <text:p>200036</text:p>
          </table:table-cell>
          <table:table-cell table:style-name="ce3" table:content-validation-name="val2" table:formula="of:=[config.B28]" office:value-type="string" office:string-value="Ampicilina + Sulbactam (sultamicilina)" calcext:value-type="string">
            <text:p>Ampicilina + Sulbactam (sultamicilina)</text:p>
          </table:table-cell>
          <table:table-cell table:style-name="ce14" table:content-validation-name="val3" table:number-columns-repeated="9"/>
          <table:table-cell table:style-name="ce17" table:formula="of:=SUMIFS([.C34:.K34];[.C34:.K34];&quot;&gt;=0&quot;)" office:value-type="float" office:value="0" calcext:value-type="float">
            <text:p>0</text:p>
          </table:table-cell>
          <table:table-cell table:style-name="ce7" table:formula="of:=IF(ISBLANK([.C34]);&quot;Faltan datos en D1&quot;;IF(ISBLANK([.D34]);&quot;Faltan datos en D2&quot;;IF(ISBLANK([.E34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37" calcext:value-type="float">
            <text:p>200037</text:p>
          </table:table-cell>
          <table:table-cell table:style-name="ce3" table:content-validation-name="val2" table:formula="of:=[config.B29]" office:value-type="string" office:string-value="Piperacilina (sódica) + Tazobactam (sódico)" calcext:value-type="string">
            <text:p>Piperacilina (sódica) + Tazobactam (sódico)</text:p>
          </table:table-cell>
          <table:table-cell table:style-name="ce14" table:content-validation-name="val3" table:number-columns-repeated="9"/>
          <table:table-cell table:style-name="ce17" table:formula="of:=SUMIFS([.C35:.K35];[.C35:.K35];&quot;&gt;=0&quot;)" office:value-type="float" office:value="0" calcext:value-type="float">
            <text:p>0</text:p>
          </table:table-cell>
          <table:table-cell table:style-name="ce7" table:formula="of:=IF(ISBLANK([.C35]);&quot;Faltan datos en D1&quot;;IF(ISBLANK([.D35]);&quot;Faltan datos en D2&quot;;IF(ISBLANK([.E35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38" calcext:value-type="float">
            <text:p>200038</text:p>
          </table:table-cell>
          <table:table-cell table:style-name="ce3" table:content-validation-name="val2" table:formula="of:=[config.B30]" office:value-type="string" office:string-value="Imipenem + Cilastatina (Sódica)" calcext:value-type="string">
            <text:p>Imipenem + Cilastatina (Sódica)</text:p>
          </table:table-cell>
          <table:table-cell table:style-name="ce14" table:content-validation-name="val3" table:number-columns-repeated="9"/>
          <table:table-cell table:style-name="ce17" table:formula="of:=SUMIFS([.C36:.K36];[.C36:.K36];&quot;&gt;=0&quot;)" office:value-type="float" office:value="0" calcext:value-type="float">
            <text:p>0</text:p>
          </table:table-cell>
          <table:table-cell table:style-name="ce7" table:formula="of:=IF(ISBLANK([.C36]);&quot;Faltan datos en D1&quot;;IF(ISBLANK([.D36]);&quot;Faltan datos en D2&quot;;IF(ISBLANK([.E36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39" calcext:value-type="float">
            <text:p>200039</text:p>
          </table:table-cell>
          <table:table-cell table:style-name="ce3" table:content-validation-name="val2" table:formula="of:=[config.B31]" office:value-type="string" office:string-value="Meropenem" calcext:value-type="string">
            <text:p>Meropenem</text:p>
          </table:table-cell>
          <table:table-cell table:style-name="ce14" table:content-validation-name="val3" table:number-columns-repeated="9"/>
          <table:table-cell table:style-name="ce17" table:formula="of:=SUMIFS([.C37:.K37];[.C37:.K37];&quot;&gt;=0&quot;)" office:value-type="float" office:value="0" calcext:value-type="float">
            <text:p>0</text:p>
          </table:table-cell>
          <table:table-cell table:style-name="ce7" table:formula="of:=IF(ISBLANK([.C37]);&quot;Faltan datos en D1&quot;;IF(ISBLANK([.D37]);&quot;Faltan datos en D2&quot;;IF(ISBLANK([.E37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40" calcext:value-type="float">
            <text:p>200040</text:p>
          </table:table-cell>
          <table:table-cell table:style-name="ce3" table:content-validation-name="val2" table:formula="of:=[config.B32]" office:value-type="string" office:string-value="Cloranfenicol (Succinato Sódico)" calcext:value-type="string">
            <text:p>Cloranfenicol (Succinato Sódico)</text:p>
          </table:table-cell>
          <table:table-cell table:style-name="ce14" table:content-validation-name="val3" table:number-columns-repeated="9"/>
          <table:table-cell table:style-name="ce17" table:formula="of:=SUMIFS([.C38:.K38];[.C38:.K38];&quot;&gt;=0&quot;)" office:value-type="float" office:value="0" calcext:value-type="float">
            <text:p>0</text:p>
          </table:table-cell>
          <table:table-cell table:style-name="ce7" table:formula="of:=IF(ISBLANK([.C38]);&quot;Faltan datos en D1&quot;;IF(ISBLANK([.D38]);&quot;Faltan datos en D2&quot;;IF(ISBLANK([.E38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41" calcext:value-type="float">
            <text:p>200041</text:p>
          </table:table-cell>
          <table:table-cell table:style-name="ce3" table:content-validation-name="val2" table:formula="of:=[config.B33]" office:value-type="string" office:string-value="Clindamicina (como Clorhidrato de Palmitato)" calcext:value-type="string">
            <text:p>Clindamicina (como Clorhidrato de Palmitato)</text:p>
          </table:table-cell>
          <table:table-cell table:style-name="ce14" table:content-validation-name="val3" table:number-columns-repeated="9"/>
          <table:table-cell table:style-name="ce17" table:formula="of:=SUMIFS([.C39:.K39];[.C39:.K39];&quot;&gt;=0&quot;)" office:value-type="float" office:value="0" calcext:value-type="float">
            <text:p>0</text:p>
          </table:table-cell>
          <table:table-cell table:style-name="ce7" table:formula="of:=IF(ISBLANK([.C39]);&quot;Faltan datos en D1&quot;;IF(ISBLANK([.D39]);&quot;Faltan datos en D2&quot;;IF(ISBLANK([.E39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42" calcext:value-type="float">
            <text:p>200042</text:p>
          </table:table-cell>
          <table:table-cell table:style-name="ce3" table:content-validation-name="val2" table:formula="of:=[config.B34]" office:value-type="string" office:string-value="Clindamicina (Fosfato)" calcext:value-type="string">
            <text:p>Clindamicina (Fosfato)</text:p>
          </table:table-cell>
          <table:table-cell table:style-name="ce14" table:content-validation-name="val3" table:number-columns-repeated="9"/>
          <table:table-cell table:style-name="ce17" table:formula="of:=SUMIFS([.C40:.K40];[.C40:.K40];&quot;&gt;=0&quot;)" office:value-type="float" office:value="0" calcext:value-type="float">
            <text:p>0</text:p>
          </table:table-cell>
          <table:table-cell table:style-name="ce7" table:formula="of:=IF(ISBLANK([.C40]);&quot;Faltan datos en D1&quot;;IF(ISBLANK([.D40]);&quot;Faltan datos en D2&quot;;IF(ISBLANK([.E40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43" calcext:value-type="float">
            <text:p>200043</text:p>
          </table:table-cell>
          <table:table-cell table:style-name="ce3" table:content-validation-name="val2" table:formula="of:=[config.B35]" office:value-type="string" office:string-value="Eritromicina (Etil Succinato o Estearato)" calcext:value-type="string">
            <text:p>Eritromicina (Etil Succinato o Estearato)</text:p>
          </table:table-cell>
          <table:table-cell table:style-name="ce14" table:content-validation-name="val3" table:number-columns-repeated="9"/>
          <table:table-cell table:style-name="ce17" table:formula="of:=SUMIFS([.C41:.K41];[.C41:.K41];&quot;&gt;=0&quot;)" office:value-type="float" office:value="0" calcext:value-type="float">
            <text:p>0</text:p>
          </table:table-cell>
          <table:table-cell table:style-name="ce7" table:formula="of:=IF(ISBLANK([.C41]);&quot;Faltan datos en D1&quot;;IF(ISBLANK([.D41]);&quot;Faltan datos en D2&quot;;IF(ISBLANK([.E41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44" calcext:value-type="float">
            <text:p>200044</text:p>
          </table:table-cell>
          <table:table-cell table:style-name="ce3" table:content-validation-name="val2" table:formula="of:=[config.B36]" office:value-type="string" office:string-value="Claritromicina" calcext:value-type="string">
            <text:p>Claritromicina</text:p>
          </table:table-cell>
          <table:table-cell table:style-name="ce14" table:content-validation-name="val3" table:number-columns-repeated="9"/>
          <table:table-cell table:style-name="ce17" table:formula="of:=SUMIFS([.C42:.K42];[.C42:.K42];&quot;&gt;=0&quot;)" office:value-type="float" office:value="0" calcext:value-type="float">
            <text:p>0</text:p>
          </table:table-cell>
          <table:table-cell table:style-name="ce7" table:formula="of:=IF(ISBLANK([.C42]);&quot;Faltan datos en D1&quot;;IF(ISBLANK([.D42]);&quot;Faltan datos en D2&quot;;IF(ISBLANK([.E42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45" calcext:value-type="float">
            <text:p>200045</text:p>
          </table:table-cell>
          <table:table-cell table:style-name="ce3" table:content-validation-name="val2" table:formula="of:=[config.B37]" office:value-type="string" office:string-value="Claritromicina" calcext:value-type="string">
            <text:p>Claritromicina</text:p>
          </table:table-cell>
          <table:table-cell table:style-name="ce14" table:content-validation-name="val3" table:number-columns-repeated="9"/>
          <table:table-cell table:style-name="ce17" table:formula="of:=SUMIFS([.C43:.K43];[.C43:.K43];&quot;&gt;=0&quot;)" office:value-type="float" office:value="0" calcext:value-type="float">
            <text:p>0</text:p>
          </table:table-cell>
          <table:table-cell table:style-name="ce7" table:formula="of:=IF(ISBLANK([.C43]);&quot;Faltan datos en D1&quot;;IF(ISBLANK([.D43]);&quot;Faltan datos en D2&quot;;IF(ISBLANK([.E43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46" calcext:value-type="float">
            <text:p>200046</text:p>
          </table:table-cell>
          <table:table-cell table:style-name="ce3" table:content-validation-name="val2" table:formula="of:=[config.B38]" office:value-type="string" office:string-value="Azitromicina base" calcext:value-type="string">
            <text:p>Azitromicina base</text:p>
          </table:table-cell>
          <table:table-cell table:style-name="ce14" table:content-validation-name="val3" table:number-columns-repeated="9"/>
          <table:table-cell table:style-name="ce17" table:formula="of:=SUMIFS([.C44:.K44];[.C44:.K44];&quot;&gt;=0&quot;)" office:value-type="float" office:value="0" calcext:value-type="float">
            <text:p>0</text:p>
          </table:table-cell>
          <table:table-cell table:style-name="ce7" table:formula="of:=IF(ISBLANK([.C44]);&quot;Faltan datos en D1&quot;;IF(ISBLANK([.D44]);&quot;Faltan datos en D2&quot;;IF(ISBLANK([.E44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47" calcext:value-type="float">
            <text:p>200047</text:p>
          </table:table-cell>
          <table:table-cell table:style-name="ce3" table:content-validation-name="val2" table:formula="of:=[config.B39]" office:value-type="string" office:string-value="Ciprofloxacina (Lactato)" calcext:value-type="string">
            <text:p>Ciprofloxacina (Lactato)</text:p>
          </table:table-cell>
          <table:table-cell table:style-name="ce14" table:content-validation-name="val3" table:number-columns-repeated="9"/>
          <table:table-cell table:style-name="ce17" table:formula="of:=SUMIFS([.C45:.K45];[.C45:.K45];&quot;&gt;=0&quot;)" office:value-type="float" office:value="0" calcext:value-type="float">
            <text:p>0</text:p>
          </table:table-cell>
          <table:table-cell table:style-name="ce7" table:formula="of:=IF(ISBLANK([.C45]);&quot;Faltan datos en D1&quot;;IF(ISBLANK([.D45]);&quot;Faltan datos en D2&quot;;IF(ISBLANK([.E45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48" calcext:value-type="float">
            <text:p>200048</text:p>
          </table:table-cell>
          <table:table-cell table:style-name="ce3" table:content-validation-name="val2" table:formula="of:=[config.B40]" office:value-type="string" office:string-value="Levofloxacino" calcext:value-type="string">
            <text:p>Levofloxacino</text:p>
          </table:table-cell>
          <table:table-cell table:style-name="ce14" table:content-validation-name="val3" table:number-columns-repeated="9"/>
          <table:table-cell table:style-name="ce17" table:formula="of:=SUMIFS([.C46:.K46];[.C46:.K46];&quot;&gt;=0&quot;)" office:value-type="float" office:value="0" calcext:value-type="float">
            <text:p>0</text:p>
          </table:table-cell>
          <table:table-cell table:style-name="ce7" table:formula="of:=IF(ISBLANK([.C46]);&quot;Faltan datos en D1&quot;;IF(ISBLANK([.D46]);&quot;Faltan datos en D2&quot;;IF(ISBLANK([.E46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49" calcext:value-type="float">
            <text:p>200049</text:p>
          </table:table-cell>
          <table:table-cell table:style-name="ce3" table:content-validation-name="val2" table:formula="of:=[config.B41]" office:value-type="string" office:string-value="Moxifloxacino" calcext:value-type="string">
            <text:p>Moxifloxacino</text:p>
          </table:table-cell>
          <table:table-cell table:style-name="ce14" table:content-validation-name="val3" table:number-columns-repeated="9"/>
          <table:table-cell table:style-name="ce17" table:formula="of:=SUMIFS([.C47:.K47];[.C47:.K47];&quot;&gt;=0&quot;)" office:value-type="float" office:value="0" calcext:value-type="float">
            <text:p>0</text:p>
          </table:table-cell>
          <table:table-cell table:style-name="ce7" table:formula="of:=IF(ISBLANK([.C47]);&quot;Faltan datos en D1&quot;;IF(ISBLANK([.D47]);&quot;Faltan datos en D2&quot;;IF(ISBLANK([.E47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50" calcext:value-type="float">
            <text:p>200050</text:p>
          </table:table-cell>
          <table:table-cell table:style-name="ce3" table:content-validation-name="val2" table:formula="of:=[config.B42]" office:value-type="string" office:string-value="Moxifloxacino" calcext:value-type="string">
            <text:p>Moxifloxacino</text:p>
          </table:table-cell>
          <table:table-cell table:style-name="ce14" table:content-validation-name="val3" table:number-columns-repeated="9"/>
          <table:table-cell table:style-name="ce17" table:formula="of:=SUMIFS([.C48:.K48];[.C48:.K48];&quot;&gt;=0&quot;)" office:value-type="float" office:value="0" calcext:value-type="float">
            <text:p>0</text:p>
          </table:table-cell>
          <table:table-cell table:style-name="ce7" table:formula="of:=IF(ISBLANK([.C48]);&quot;Faltan datos en D1&quot;;IF(ISBLANK([.D48]);&quot;Faltan datos en D2&quot;;IF(ISBLANK([.E48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51" calcext:value-type="float">
            <text:p>200051</text:p>
          </table:table-cell>
          <table:table-cell table:style-name="ce3" table:content-validation-name="val2" table:formula="of:=[config.B43]" office:value-type="string" office:string-value="Trimetoprim + Sulfametoxazol" calcext:value-type="string">
            <text:p>Trimetoprim + Sulfametoxazol</text:p>
          </table:table-cell>
          <table:table-cell table:style-name="ce14" table:content-validation-name="val3" table:number-columns-repeated="9"/>
          <table:table-cell table:style-name="ce17" table:formula="of:=SUMIFS([.C49:.K49];[.C49:.K49];&quot;&gt;=0&quot;)" office:value-type="float" office:value="0" calcext:value-type="float">
            <text:p>0</text:p>
          </table:table-cell>
          <table:table-cell table:style-name="ce7" table:formula="of:=IF(ISBLANK([.C49]);&quot;Faltan datos en D1&quot;;IF(ISBLANK([.D49]);&quot;Faltan datos en D2&quot;;IF(ISBLANK([.E49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52" calcext:value-type="float">
            <text:p>200052</text:p>
          </table:table-cell>
          <table:table-cell table:style-name="ce3" table:content-validation-name="val2" table:formula="of:=[config.B44]" office:value-type="string" office:string-value="Trimetoprim + Sulfametoxazol" calcext:value-type="string">
            <text:p>Trimetoprim + Sulfametoxazol</text:p>
          </table:table-cell>
          <table:table-cell table:style-name="ce14" table:content-validation-name="val3" table:number-columns-repeated="9"/>
          <table:table-cell table:style-name="ce17" table:formula="of:=SUMIFS([.C50:.K50];[.C50:.K50];&quot;&gt;=0&quot;)" office:value-type="float" office:value="0" calcext:value-type="float">
            <text:p>0</text:p>
          </table:table-cell>
          <table:table-cell table:style-name="ce7" table:formula="of:=IF(ISBLANK([.C50]);&quot;Faltan datos en D1&quot;;IF(ISBLANK([.D50]);&quot;Faltan datos en D2&quot;;IF(ISBLANK([.E50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>
          <table:table-cell table:style-name="ce17" table:content-validation-name="val1" office:value-type="float" office:value="200053" calcext:value-type="float">
            <text:p>200053</text:p>
          </table:table-cell>
          <table:table-cell table:style-name="ce3" table:content-validation-name="val2" table:formula="of:=[config.B45]" office:value-type="string" office:string-value="Budesonide 0.5mg/mL Suspensión para nebulización Ampolla 2mL C/U" calcext:value-type="string">
            <text:p>Budesonide 0.5mg/mL Suspensión para nebulización Ampolla 2mL C/U</text:p>
          </table:table-cell>
          <table:table-cell table:style-name="ce15" table:content-validation-name="val3"/>
          <table:table-cell table:style-name="ce14" table:content-validation-name="val3" table:number-columns-repeated="8"/>
          <table:table-cell table:style-name="ce17" table:formula="of:=SUMIFS([.C51:.K51];[.C51:.K51];&quot;&gt;=0&quot;)" office:value-type="float" office:value="0" calcext:value-type="float">
            <text:p>0</text:p>
          </table:table-cell>
          <table:table-cell table:style-name="ce7" table:formula="of:=IF(ISBLANK([.C51]);&quot;Faltan datos en D1&quot;;IF(ISBLANK([.D51]);&quot;Faltan datos en D2&quot;;IF(ISBLANK([.E51]);&quot;Faltan datos en D3&quot;;&quot;Todo bien&quot;)))" office:value-type="string" office:string-value="Faltan datos en D1" calcext:value-type="string">
            <text:p>Faltan datos en D1</text:p>
          </table:table-cell>
          <table:table-cell table:number-columns-repeated="1011"/>
        </table:table-row>
        <table:table-row table:style-name="ro2" table:number-rows-repeated="1048524">
          <table:table-cell/>
          <table:table-cell table:content-validation-name="val2"/>
          <table:table-cell table:number-columns-repeated="1022"/>
        </table:table-row>
        <table:table-row table:style-name="ro2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consumo.B17:consumo.B17">
            <calcext:condition calcext:apply-style-name="Bad" calcext:value="is-error" calcext:base-cell-address="consumo.B17"/>
            <calcext:condition calcext:apply-style-name="Accent" calcext:value="=0" calcext:base-cell-address="consumo.B17"/>
          </calcext:conditional-format>
          <calcext:conditional-format calcext:target-range-address="consumo.C51:consumo.C51">
            <calcext:condition calcext:apply-style-name="Error" calcext:value="formula-is(ISBLANK([.A15]))" calcext:base-cell-address="consumo.C51"/>
          </calcext:conditional-format>
          <calcext:conditional-format calcext:target-range-address="consumo.C8:consumo.K51">
            <calcext:condition calcext:apply-style-name="Bad" calcext:value="=-1" calcext:base-cell-address="consumo.C8"/>
            <calcext:condition calcext:apply-style-name="Accent" calcext:value="&gt;=0" calcext:base-cell-address="consumo.C8"/>
            <calcext:condition calcext:apply-style-name="Error" calcext:value="&lt;-1" calcext:base-cell-address="consumo.C8"/>
          </calcext:conditional-format>
        </calcext:conditional-formats>
      </table:table>
      <table:table table:name="existencia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Reporte mensual de existencias</text:p>
          </table:table-cell>
          <table:table-cell table:style-name="ce1" table:content-validation-name="val2"/>
          <table:table-cell table:style-name="ce1" table:number-columns-repeated="1013"/>
        </table:table-row>
        <table:table-row table:style-name="ro2">
          <table:table-cell office:value-type="string" calcext:value-type="string">
            <text:p>Región: XXXXXXXX</text:p>
          </table:table-cell>
          <table:table-cell table:content-validation-name="val2"/>
          <table:table-cell office:value-type="string" calcext:value-type="string">
            <text:p>Complet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stablecimiento: XXXXXXXX</text:p>
          </table:table-cell>
          <table:table-cell table:content-validation-name="val2"/>
          <table:table-cell table:style-name="ce6" table:formula="of:=(COUNTIF([.C8:.C51];&quot;&gt;0&quot;)/COUNT([.B8:.B50]))" office:value-type="percentage" office:value="0" calcext:value-type="percentage">
            <text:p>0,00 %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ño: 2017</text:p>
          </table:table-cell>
          <table:table-cell table:content-validation-name="val2"/>
          <table:table-cell table:number-columns-repeated="1013"/>
        </table:table-row>
        <table:table-row table:style-name="ro2">
          <table:table-cell office:value-type="string" calcext:value-type="string">
            <text:p>Mes: Mayo</text:p>
          </table:table-cell>
          <table:table-cell table:content-validation-name="val2"/>
          <table:table-cell table:number-columns-repeated="1013"/>
        </table:table-row>
        <table:table-row table:style-name="ro2">
          <table:table-cell office:value-type="string" calcext:value-type="string">
            <text:p>Elaborado por: XXXXXXXXXXXXXXXXXXXXXXXX</text:p>
          </table:table-cell>
          <table:table-cell table:content-validation-name="val2"/>
          <table:table-cell table:number-columns-repeated="1013"/>
        </table:table-row>
        <table:table-row table:style-name="ro3">
          <table:table-cell table:style-name="ce13" office:value-type="string" calcext:value-type="string">
            <text:p>Código</text:p>
          </table:table-cell>
          <table:table-cell table:style-name="ce13" table:content-validation-name="val2" office:value-type="string" calcext:value-type="string">
            <text:p>Nombre</text:p>
          </table:table-cell>
          <table:table-cell table:style-name="ce13" office:value-type="string" calcext:value-type="string">
            <text:p>Total</text:p>
          </table:table-cell>
          <table:table-cell table:style-name="ce7" table:number-columns-repeated="1012"/>
        </table:table-row>
        <table:table-row table:style-name="ro2">
          <table:table-cell table:style-name="ce17" table:content-validation-name="val1" office:value-type="float" office:value="200010" calcext:value-type="float">
            <text:p>200010</text:p>
          </table:table-cell>
          <table:table-cell table:style-name="ce17" table:content-validation-name="val2" table:formula="of:=[consumo.B2]" office:value-type="float" office:value="0" calcext:value-type="float">
            <text:p>0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11" calcext:value-type="float">
            <text:p>200011</text:p>
          </table:table-cell>
          <table:table-cell table:style-name="ce17" table:content-validation-name="val2" table:formula="of:=[consumo.B3]" office:value-type="float" office:value="0" calcext:value-type="float">
            <text:p>0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12" calcext:value-type="float">
            <text:p>200012</text:p>
          </table:table-cell>
          <table:table-cell table:style-name="ce17" table:content-validation-name="val2" table:formula="of:=[consumo.B4]" office:value-type="float" office:value="0" calcext:value-type="float">
            <text:p>0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13" calcext:value-type="float">
            <text:p>200013</text:p>
          </table:table-cell>
          <table:table-cell table:style-name="ce17" table:content-validation-name="val2" table:formula="of:=[consumo.B5]" office:value-type="float" office:value="0" calcext:value-type="float">
            <text:p>0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14" calcext:value-type="float">
            <text:p>200014</text:p>
          </table:table-cell>
          <table:table-cell table:style-name="ce17" table:content-validation-name="val2" table:formula="of:=[consumo.B6]" office:value-type="float" office:value="0" calcext:value-type="float">
            <text:p>0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15" calcext:value-type="float">
            <text:p>200015</text:p>
          </table:table-cell>
          <table:table-cell table:style-name="ce17" table:content-validation-name="val2" table:formula="of:=[consumo.B7]" office:value-type="string" office:string-value="Nombre" calcext:value-type="string">
            <text:p>Nombre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16" calcext:value-type="float">
            <text:p>200016</text:p>
          </table:table-cell>
          <table:table-cell table:style-name="ce17" table:content-validation-name="val2" table:formula="of:=[consumo.B8]" office:value-type="string" office:string-value="Linezolid" calcext:value-type="string">
            <text:p>Linezolid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17" calcext:value-type="float">
            <text:p>200017</text:p>
          </table:table-cell>
          <table:table-cell table:style-name="ce17" table:content-validation-name="val2" table:formula="of:=[consumo.B9]" office:value-type="string" office:string-value="Amikacina (Sulfato)" calcext:value-type="string">
            <text:p>Amikacina (Sulfato)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18" calcext:value-type="float">
            <text:p>200018</text:p>
          </table:table-cell>
          <table:table-cell table:style-name="ce17" table:content-validation-name="val2" table:formula="of:=[consumo.B10]" office:value-type="string" office:string-value="Gentamicina (Sulfato)" calcext:value-type="string">
            <text:p>Gentamicina (Sulfato)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19" calcext:value-type="float">
            <text:p>200019</text:p>
          </table:table-cell>
          <table:table-cell table:style-name="ce17" table:content-validation-name="val2" table:formula="of:=[consumo.B11]" office:value-type="string" office:string-value="Amoxicilina" calcext:value-type="string">
            <text:p>Amoxicilina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20" calcext:value-type="float">
            <text:p>200020</text:p>
          </table:table-cell>
          <table:table-cell table:style-name="ce17" table:content-validation-name="val2" table:formula="of:=[consumo.B12]" office:value-type="string" office:string-value="Metronidazol (Benzoil)" calcext:value-type="string">
            <text:p>Metronidazol (Benzoil)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21" calcext:value-type="float">
            <text:p>200021</text:p>
          </table:table-cell>
          <table:table-cell table:style-name="ce17" table:content-validation-name="val2" table:formula="of:=[consumo.B13]" office:value-type="string" office:string-value="Metronidazol" calcext:value-type="string">
            <text:p>Metronidazol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22" calcext:value-type="float">
            <text:p>200022</text:p>
          </table:table-cell>
          <table:table-cell table:style-name="ce17" table:content-validation-name="val2" table:formula="of:=[consumo.B14]" office:value-type="string" office:string-value="Diloxanida, Furoato" calcext:value-type="string">
            <text:p>Diloxanida, Furoato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23" calcext:value-type="float">
            <text:p>200023</text:p>
          </table:table-cell>
          <table:table-cell table:style-name="ce17" table:content-validation-name="val2" table:formula="of:=[consumo.B15]" office:value-type="string" office:string-value="Ampicilina (Sódica)" calcext:value-type="string">
            <text:p>Ampicilina (Sódica)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24" calcext:value-type="float">
            <text:p>200024</text:p>
          </table:table-cell>
          <table:table-cell table:style-name="ce17" table:content-validation-name="val2" table:formula="of:=[consumo.B16]" office:value-type="string" office:string-value="Cefazolina (Sódica)" calcext:value-type="string">
            <text:p>Cefazolina (Sódica)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25" calcext:value-type="float">
            <text:p>200025</text:p>
          </table:table-cell>
          <table:table-cell table:style-name="ce17" table:content-validation-name="val2" table:formula="of:=[consumo.B17]" office:value-type="string" office:string-value="Amoxicilina" calcext:value-type="string">
            <text:p>Amoxicilina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26" calcext:value-type="float">
            <text:p>200026</text:p>
          </table:table-cell>
          <table:table-cell table:style-name="ce17" table:content-validation-name="val2" table:formula="of:=[consumo.B18]" office:value-type="string" office:string-value="Cloroquina base" calcext:value-type="string">
            <text:p>Cloroquina base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27" calcext:value-type="float">
            <text:p>200027</text:p>
          </table:table-cell>
          <table:table-cell table:style-name="ce17" table:content-validation-name="val2" table:formula="of:=[consumo.B19]" office:value-type="string" office:string-value="Cloroquina base + Primaquina base" calcext:value-type="string">
            <text:p>Cloroquina base + Primaquina base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28" calcext:value-type="float">
            <text:p>200028</text:p>
          </table:table-cell>
          <table:table-cell table:style-name="ce17" table:content-validation-name="val2" table:formula="of:=[consumo.B20]" office:value-type="string" office:string-value="Cloroquina base + Primaquina base" calcext:value-type="string">
            <text:p>Cloroquina base + Primaquina base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29" calcext:value-type="float">
            <text:p>200029</text:p>
          </table:table-cell>
          <table:table-cell table:style-name="ce17" table:content-validation-name="val2" table:formula="of:=[consumo.B21]" office:value-type="string" office:string-value="Cloroquina base + Primaquina base" calcext:value-type="string">
            <text:p>Cloroquina base + Primaquina base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30" calcext:value-type="float">
            <text:p>200030</text:p>
          </table:table-cell>
          <table:table-cell table:style-name="ce17" table:content-validation-name="val2" table:formula="of:=[consumo.B22]" office:value-type="string" office:string-value="Ceftazidima (Pentahidrato)" calcext:value-type="string">
            <text:p>Ceftazidima (Pentahidrato)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31" calcext:value-type="float">
            <text:p>200031</text:p>
          </table:table-cell>
          <table:table-cell table:style-name="ce17" table:content-validation-name="val2" table:formula="of:=[consumo.B23]" office:value-type="string" office:string-value="Ceftriaxona(Sódica)" calcext:value-type="string">
            <text:p>Ceftriaxona(Sódica)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32" calcext:value-type="float">
            <text:p>200032</text:p>
          </table:table-cell>
          <table:table-cell table:style-name="ce17" table:content-validation-name="val2" table:formula="of:=[consumo.B24]" office:value-type="string" office:string-value="Cefotaxima (sódica)" calcext:value-type="string">
            <text:p>Cefotaxima (sódica)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33" calcext:value-type="float">
            <text:p>200033</text:p>
          </table:table-cell>
          <table:table-cell table:style-name="ce17" table:content-validation-name="val2" table:formula="of:=[consumo.B25]" office:value-type="string" office:string-value="Cefepima (clorhidrato)" calcext:value-type="string">
            <text:p>Cefepima (clorhidrato)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34" calcext:value-type="float">
            <text:p>200034</text:p>
          </table:table-cell>
          <table:table-cell table:style-name="ce17" table:content-validation-name="val2" table:formula="of:=[consumo.B26]" office:value-type="string" office:string-value="Dicloxacilina (Sódica)" calcext:value-type="string">
            <text:p>Dicloxacilina (Sódica)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35" calcext:value-type="float">
            <text:p>200035</text:p>
          </table:table-cell>
          <table:table-cell table:style-name="ce17" table:content-validation-name="val2" table:formula="of:=[consumo.B27]" office:value-type="string" office:string-value="Oxacilina (Sódica)" calcext:value-type="string">
            <text:p>Oxacilina (Sódica)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36" calcext:value-type="float">
            <text:p>200036</text:p>
          </table:table-cell>
          <table:table-cell table:style-name="ce17" table:content-validation-name="val2" table:formula="of:=[consumo.B28]" office:value-type="string" office:string-value="FILTRO PARA FIJADOR DE PROCESADORA DE PELICULAS RADIOLOGICAS, SEGUN MARCA Y MODELO" calcext:value-type="string">
            <text:p>FILTRO PARA FIJADOR DE PROCESADORA DE PELICULAS RADIOLOGICAS, SEGUN MARCA Y MODELO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37" calcext:value-type="float">
            <text:p>200037</text:p>
          </table:table-cell>
          <table:table-cell table:style-name="ce17" table:content-validation-name="val2" table:formula="of:=[consumo.B29]" office:value-type="string" office:string-value="Penicilina G (Benzatínica)" calcext:value-type="string">
            <text:p>Penicilina G (Benzatínica)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38" calcext:value-type="float">
            <text:p>200038</text:p>
          </table:table-cell>
          <table:table-cell table:style-name="ce17" table:content-validation-name="val2" table:formula="of:=[consumo.B30]" office:value-type="string" office:string-value="Penicilina G (Sódica)" calcext:value-type="string">
            <text:p>Penicilina G (Sódica)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39" calcext:value-type="float">
            <text:p>200039</text:p>
          </table:table-cell>
          <table:table-cell table:style-name="ce17" table:content-validation-name="val2" table:formula="of:=[consumo.B31]" office:value-type="string" office:string-value="Amoxicilina + Ácido Clavulánico (como Clavulanato de Potasio)" calcext:value-type="string">
            <text:p>Amoxicilina + Ácido Clavulánico (como Clavulanato de Potasio)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40" calcext:value-type="float">
            <text:p>200040</text:p>
          </table:table-cell>
          <table:table-cell table:style-name="ce17" table:content-validation-name="val2" table:formula="of:=[consumo.B32]" office:value-type="string" office:string-value="Ampicilina (Sódica) + Sulbactam (Sódico)" calcext:value-type="string">
            <text:p>Ampicilina (Sódica) + Sulbactam (Sódico)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41" calcext:value-type="float">
            <text:p>200041</text:p>
          </table:table-cell>
          <table:table-cell table:style-name="ce17" table:content-validation-name="val2" table:formula="of:=[consumo.B33]" office:value-type="string" office:string-value="Amoxicilina + Ácido Clavulánico (como Clavulanato de Potasio)" calcext:value-type="string">
            <text:p>Amoxicilina + Ácido Clavulánico (como Clavulanato de Potasio)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42" calcext:value-type="float">
            <text:p>200042</text:p>
          </table:table-cell>
          <table:table-cell table:style-name="ce17" table:content-validation-name="val2" table:formula="of:=[consumo.B34]" office:value-type="string" office:string-value="Ampicilina + Sulbactam (sultamicilina)" calcext:value-type="string">
            <text:p>Ampicilina + Sulbactam (sultamicilina)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43" calcext:value-type="float">
            <text:p>200043</text:p>
          </table:table-cell>
          <table:table-cell table:style-name="ce17" table:content-validation-name="val2" table:formula="of:=[consumo.B35]" office:value-type="string" office:string-value="Piperacilina (sódica) + Tazobactam (sódico)" calcext:value-type="string">
            <text:p>Piperacilina (sódica) + Tazobactam (sódico)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44" calcext:value-type="float">
            <text:p>200044</text:p>
          </table:table-cell>
          <table:table-cell table:style-name="ce17" table:content-validation-name="val2" table:formula="of:=[consumo.B36]" office:value-type="string" office:string-value="Imipenem + Cilastatina (Sódica)" calcext:value-type="string">
            <text:p>Imipenem + Cilastatina (Sódica)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45" calcext:value-type="float">
            <text:p>200045</text:p>
          </table:table-cell>
          <table:table-cell table:style-name="ce17" table:content-validation-name="val2" table:formula="of:=[consumo.B37]" office:value-type="string" office:string-value="Meropenem" calcext:value-type="string">
            <text:p>Meropenem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46" calcext:value-type="float">
            <text:p>200046</text:p>
          </table:table-cell>
          <table:table-cell table:style-name="ce17" table:content-validation-name="val2" table:formula="of:=[consumo.B38]" office:value-type="string" office:string-value="Cloranfenicol (Succinato Sódico)" calcext:value-type="string">
            <text:p>Cloranfenicol (Succinato Sódico)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47" calcext:value-type="float">
            <text:p>200047</text:p>
          </table:table-cell>
          <table:table-cell table:style-name="ce17" table:content-validation-name="val2" table:formula="of:=[consumo.B39]" office:value-type="string" office:string-value="Clindamicina (como Clorhidrato de Palmitato)" calcext:value-type="string">
            <text:p>Clindamicina (como Clorhidrato de Palmitato)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48" calcext:value-type="float">
            <text:p>200048</text:p>
          </table:table-cell>
          <table:table-cell table:style-name="ce17" table:content-validation-name="val2" table:formula="of:=[consumo.B40]" office:value-type="string" office:string-value="Clindamicina (Fosfato)" calcext:value-type="string">
            <text:p>Clindamicina (Fosfato)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49" calcext:value-type="float">
            <text:p>200049</text:p>
          </table:table-cell>
          <table:table-cell table:style-name="ce17" table:content-validation-name="val2" table:formula="of:=[consumo.B41]" office:value-type="string" office:string-value="Eritromicina (Etil Succinato o Estearato)" calcext:value-type="string">
            <text:p>Eritromicina (Etil Succinato o Estearato)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50" calcext:value-type="float">
            <text:p>200050</text:p>
          </table:table-cell>
          <table:table-cell table:style-name="ce17" table:content-validation-name="val2" table:formula="of:=[consumo.B42]" office:value-type="string" office:string-value="Claritromicina" calcext:value-type="string">
            <text:p>Claritromicina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51" calcext:value-type="float">
            <text:p>200051</text:p>
          </table:table-cell>
          <table:table-cell table:style-name="ce17" table:content-validation-name="val2" table:formula="of:=[consumo.B43]" office:value-type="string" office:string-value="Claritromicina" calcext:value-type="string">
            <text:p>Claritromicina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52" calcext:value-type="float">
            <text:p>200052</text:p>
          </table:table-cell>
          <table:table-cell table:style-name="ce17" table:content-validation-name="val2" table:formula="of:=[consumo.B44]" office:value-type="string" office:string-value="Azitromicina base" calcext:value-type="string">
            <text:p>Azitromicina base</text:p>
          </table:table-cell>
          <table:table-cell table:style-name="ce28" table:content-validation-name="val4"/>
          <table:table-cell table:number-columns-repeated="1012"/>
        </table:table-row>
        <table:table-row table:style-name="ro2">
          <table:table-cell table:style-name="ce17" table:content-validation-name="val1" office:value-type="float" office:value="200053" calcext:value-type="float">
            <text:p>200053</text:p>
          </table:table-cell>
          <table:table-cell table:style-name="ce17" table:content-validation-name="val2" table:formula="of:=[consumo.B45]" office:value-type="string" office:string-value="Ciprofloxacina (Lactato)" calcext:value-type="string">
            <text:p>Ciprofloxacina (Lactato)</text:p>
          </table:table-cell>
          <table:table-cell table:style-name="ce28" table:content-validation-name="val4"/>
          <table:table-cell table:number-columns-repeated="1012"/>
        </table:table-row>
        <table:table-row table:style-name="ro2" table:number-rows-repeated="1048524">
          <table:table-cell/>
          <table:table-cell table:content-validation-name="val2"/>
          <table:table-cell table:number-columns-repeated="1013"/>
        </table:table-row>
        <table:table-row table:style-name="ro2">
          <table:table-cell/>
          <table:table-cell table:content-validation-name="val2"/>
          <table:table-cell table:number-columns-repeated="1013"/>
        </table:table-row>
      </table:table>
      <table:table table:name="config" table:style-name="ta1">
        <table:table-column table:style-name="co3" table:default-cell-style-name="ce4"/>
        <table:table-column table:style-name="co4" table:default-cell-style-name="Default"/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nombre</text:p>
          </table:table-cell>
        </table:table-row>
        <table:table-row table:style-name="ro2">
          <table:table-cell table:style-name="ce8" office:value-type="float" office:value="200010" calcext:value-type="float">
            <text:p>200010</text:p>
          </table:table-cell>
          <table:table-cell table:style-name="ce9" office:value-type="string" calcext:value-type="string">
            <text:p>Linezolid</text:p>
          </table:table-cell>
        </table:table-row>
        <table:table-row table:style-name="ro5">
          <table:table-cell table:style-name="ce8" office:value-type="float" office:value="201005" calcext:value-type="float">
            <text:p>201005</text:p>
          </table:table-cell>
          <table:table-cell table:style-name="ce9" office:value-type="string" calcext:value-type="string">
            <text:p>Amikacina (Sulfato)</text:p>
          </table:table-cell>
        </table:table-row>
        <table:table-row table:style-name="ro5">
          <table:table-cell table:style-name="ce8" office:value-type="float" office:value="201010" calcext:value-type="float">
            <text:p>201010</text:p>
          </table:table-cell>
          <table:table-cell table:style-name="ce9" office:value-type="string" calcext:value-type="string">
            <text:p>Gentamicina (Sulfato)</text:p>
          </table:table-cell>
        </table:table-row>
        <table:table-row table:style-name="ro2">
          <table:table-cell table:style-name="ce8" office:value-type="float" office:value="202005" calcext:value-type="float">
            <text:p>202005</text:p>
          </table:table-cell>
          <table:table-cell table:style-name="ce9" office:value-type="string" calcext:value-type="string">
            <text:p>Amoxicilina</text:p>
          </table:table-cell>
        </table:table-row>
        <table:table-row table:style-name="ro5">
          <table:table-cell table:style-name="ce8" office:value-type="float" office:value="102005" calcext:value-type="float">
            <text:p>102005</text:p>
          </table:table-cell>
          <table:table-cell table:style-name="ce9" office:value-type="string" calcext:value-type="string">
            <text:p>Metronidazol (Benzoil)</text:p>
          </table:table-cell>
        </table:table-row>
        <table:table-row table:style-name="ro2">
          <table:table-cell table:style-name="ce8" office:value-type="float" office:value="102015" calcext:value-type="float">
            <text:p>102015</text:p>
          </table:table-cell>
          <table:table-cell table:style-name="ce9" office:value-type="string" calcext:value-type="string">
            <text:p>Metronidazol</text:p>
          </table:table-cell>
        </table:table-row>
        <table:table-row table:style-name="ro5">
          <table:table-cell table:style-name="ce8" office:value-type="float" office:value="102025" calcext:value-type="float">
            <text:p>102025</text:p>
          </table:table-cell>
          <table:table-cell table:style-name="ce9" office:value-type="string" calcext:value-type="string">
            <text:p>Diloxanida, Furoato</text:p>
          </table:table-cell>
        </table:table-row>
        <table:table-row table:style-name="ro5">
          <table:table-cell table:style-name="ce8" office:value-type="float" office:value="202015" calcext:value-type="float">
            <text:p>202015</text:p>
          </table:table-cell>
          <table:table-cell table:style-name="ce9" office:value-type="string" calcext:value-type="string">
            <text:p>Ampicilina (Sódica)</text:p>
          </table:table-cell>
        </table:table-row>
        <table:table-row table:style-name="ro5">
          <table:table-cell table:style-name="ce8" office:value-type="float" office:value="202020" calcext:value-type="float">
            <text:p>202020</text:p>
          </table:table-cell>
          <table:table-cell table:style-name="ce9" office:value-type="string" calcext:value-type="string">
            <text:p>Cefazolina (Sódica)</text:p>
          </table:table-cell>
        </table:table-row>
        <table:table-row table:style-name="ro2">
          <table:table-cell table:style-name="ce8" office:value-type="float" office:value="202010" calcext:value-type="float">
            <text:p>202010</text:p>
          </table:table-cell>
          <table:table-cell table:style-name="ce9" office:value-type="string" calcext:value-type="string">
            <text:p>Amoxicilina</text:p>
          </table:table-cell>
        </table:table-row>
        <table:table-row table:style-name="ro5">
          <table:table-cell table:style-name="ce8" office:value-type="float" office:value="103005" calcext:value-type="float">
            <text:p>103005</text:p>
          </table:table-cell>
          <table:table-cell table:style-name="ce9" office:value-type="string" calcext:value-type="string">
            <text:p>Cloroquina base</text:p>
          </table:table-cell>
        </table:table-row>
        <table:table-row table:style-name="ro2">
          <table:table-cell table:style-name="ce8" office:value-type="float" office:value="103010" calcext:value-type="float">
            <text:p>103010</text:p>
          </table:table-cell>
          <table:table-cell table:style-name="ce9" office:value-type="string" calcext:value-type="string">
            <text:p>Cloroquina base + Primaquina base</text:p>
          </table:table-cell>
        </table:table-row>
        <table:table-row table:style-name="ro2">
          <table:table-cell table:style-name="ce8" office:value-type="float" office:value="103015" calcext:value-type="float">
            <text:p>103015</text:p>
          </table:table-cell>
          <table:table-cell table:style-name="ce9" office:value-type="string" calcext:value-type="string">
            <text:p>Cloroquina base + Primaquina base</text:p>
          </table:table-cell>
        </table:table-row>
        <table:table-row table:style-name="ro6">
          <table:table-cell table:style-name="ce8" office:value-type="float" office:value="103020" calcext:value-type="float">
            <text:p>103020</text:p>
          </table:table-cell>
          <table:table-cell table:style-name="ce9" office:value-type="string" calcext:value-type="string">
            <text:p>Cloroquina base + Primaquina base</text:p>
          </table:table-cell>
        </table:table-row>
        <table:table-row table:style-name="ro5">
          <table:table-cell table:style-name="ce8" office:value-type="float" office:value="202030" calcext:value-type="float">
            <text:p>202030</text:p>
          </table:table-cell>
          <table:table-cell table:style-name="ce9" office:value-type="string" calcext:value-type="string">
            <text:p>Ceftazidima (Pentahidrato)</text:p>
          </table:table-cell>
        </table:table-row>
        <table:table-row table:style-name="ro5">
          <table:table-cell table:style-name="ce8" office:value-type="float" office:value="202035" calcext:value-type="float">
            <text:p>202035</text:p>
          </table:table-cell>
          <table:table-cell table:style-name="ce9" office:value-type="string" calcext:value-type="string">
            <text:p>Ceftriaxona(Sódica)</text:p>
          </table:table-cell>
        </table:table-row>
        <table:table-row table:style-name="ro5">
          <table:table-cell table:style-name="ce8" office:value-type="float" office:value="202040" calcext:value-type="float">
            <text:p>202040</text:p>
          </table:table-cell>
          <table:table-cell table:style-name="ce9" office:value-type="string" calcext:value-type="string">
            <text:p>Cefotaxima (sódica)</text:p>
          </table:table-cell>
        </table:table-row>
        <table:table-row table:style-name="ro5">
          <table:table-cell table:style-name="ce8" office:value-type="float" office:value="202045" calcext:value-type="float">
            <text:p>202045</text:p>
          </table:table-cell>
          <table:table-cell table:style-name="ce9" office:value-type="string" calcext:value-type="string">
            <text:p>Cefepima (clorhidrato)</text:p>
          </table:table-cell>
        </table:table-row>
        <table:table-row table:style-name="ro5">
          <table:table-cell table:style-name="ce8" office:value-type="float" office:value="202050" calcext:value-type="float">
            <text:p>202050</text:p>
          </table:table-cell>
          <table:table-cell table:style-name="ce9" office:value-type="string" calcext:value-type="string">
            <text:p>Dicloxacilina (Sódica)</text:p>
          </table:table-cell>
        </table:table-row>
        <table:table-row table:style-name="ro5">
          <table:table-cell table:style-name="ce8" office:value-type="float" office:value="202060" calcext:value-type="float">
            <text:p>202060</text:p>
          </table:table-cell>
          <table:table-cell table:style-name="ce9" office:value-type="string" calcext:value-type="string">
            <text:p>Oxacilina (Sódica)</text:p>
          </table:table-cell>
        </table:table-row>
        <table:table-row table:style-name="ro6">
          <table:table-cell table:style-name="ce8" office:value-type="float" office:value="10400040" calcext:value-type="float">
            <text:p>10400040</text:p>
          </table:table-cell>
          <table:table-cell table:style-name="ce9" office:value-type="string" calcext:value-type="string">
            <text:p>FILTRO PARA FIJADOR DE PROCESADORA DE PELICULAS RADIOLOGICAS, SEGUN MARCA Y MODELO</text:p>
          </table:table-cell>
        </table:table-row>
        <table:table-row table:style-name="ro5">
          <table:table-cell table:style-name="ce8" office:value-type="float" office:value="202065" calcext:value-type="float">
            <text:p>202065</text:p>
          </table:table-cell>
          <table:table-cell table:style-name="ce9" office:value-type="string" calcext:value-type="string">
            <text:p>Penicilina G (Benzatínica)</text:p>
          </table:table-cell>
        </table:table-row>
        <table:table-row table:style-name="ro5">
          <table:table-cell table:style-name="ce8" office:value-type="float" office:value="202075" calcext:value-type="float">
            <text:p>202075</text:p>
          </table:table-cell>
          <table:table-cell table:style-name="ce9" office:value-type="string" calcext:value-type="string">
            <text:p>Penicilina G (Sódica)</text:p>
          </table:table-cell>
        </table:table-row>
        <table:table-row table:style-name="ro7">
          <table:table-cell table:style-name="ce8" office:value-type="float" office:value="203005" calcext:value-type="float">
            <text:p>203005</text:p>
          </table:table-cell>
          <table:table-cell table:style-name="ce9" office:value-type="string" calcext:value-type="string">
            <text:p>Amoxicilina + Ácido Clavulánico (como Clavulanato de Potasio)</text:p>
          </table:table-cell>
        </table:table-row>
        <table:table-row table:style-name="ro6">
          <table:table-cell table:style-name="ce8" office:value-type="float" office:value="203006" calcext:value-type="float">
            <text:p>203006</text:p>
          </table:table-cell>
          <table:table-cell table:style-name="ce9" office:value-type="string" calcext:value-type="string">
            <text:p>Ampicilina (Sódica) + Sulbactam (Sódico)</text:p>
          </table:table-cell>
        </table:table-row>
        <table:table-row table:style-name="ro7">
          <table:table-cell table:style-name="ce8" office:value-type="float" office:value="203015" calcext:value-type="float">
            <text:p>203015</text:p>
          </table:table-cell>
          <table:table-cell table:style-name="ce9" office:value-type="string" calcext:value-type="string">
            <text:p>Amoxicilina + Ácido Clavulánico (como Clavulanato de Potasio)</text:p>
          </table:table-cell>
        </table:table-row>
        <table:table-row table:style-name="ro8">
          <table:table-cell table:style-name="ce8" office:value-type="float" office:value="203016" calcext:value-type="float">
            <text:p>203016</text:p>
          </table:table-cell>
          <table:table-cell table:style-name="ce9" office:value-type="string" calcext:value-type="string">
            <text:p>Ampicilina + Sulbactam (sultamicilina)</text:p>
          </table:table-cell>
        </table:table-row>
        <table:table-row table:style-name="ro6">
          <table:table-cell table:style-name="ce8" office:value-type="float" office:value="203035" calcext:value-type="float">
            <text:p>203035</text:p>
          </table:table-cell>
          <table:table-cell table:style-name="ce9" office:value-type="string" calcext:value-type="string">
            <text:p>Piperacilina (sódica) + Tazobactam (sódico)</text:p>
          </table:table-cell>
        </table:table-row>
        <table:table-row table:style-name="ro8">
          <table:table-cell table:style-name="ce8" office:value-type="float" office:value="204005" calcext:value-type="float">
            <text:p>204005</text:p>
          </table:table-cell>
          <table:table-cell table:style-name="ce9" office:value-type="string" calcext:value-type="string">
            <text:p>Imipenem + Cilastatina (Sódica)</text:p>
          </table:table-cell>
        </table:table-row>
        <table:table-row table:style-name="ro2">
          <table:table-cell table:style-name="ce8" office:value-type="float" office:value="204010" calcext:value-type="float">
            <text:p>204010</text:p>
          </table:table-cell>
          <table:table-cell table:style-name="ce9" office:value-type="string" calcext:value-type="string">
            <text:p>Meropenem</text:p>
          </table:table-cell>
        </table:table-row>
        <table:table-row table:style-name="ro8">
          <table:table-cell table:style-name="ce8" office:value-type="float" office:value="205005" calcext:value-type="float">
            <text:p>205005</text:p>
          </table:table-cell>
          <table:table-cell table:style-name="ce9" office:value-type="string" calcext:value-type="string">
            <text:p>Cloranfenicol (Succinato Sódico)</text:p>
          </table:table-cell>
        </table:table-row>
        <table:table-row table:style-name="ro6">
          <table:table-cell table:style-name="ce8" office:value-type="float" office:value="206005" calcext:value-type="float">
            <text:p>206005</text:p>
          </table:table-cell>
          <table:table-cell table:style-name="ce9" office:value-type="string" calcext:value-type="string">
            <text:p>Clindamicina (como Clorhidrato de Palmitato)</text:p>
          </table:table-cell>
        </table:table-row>
        <table:table-row table:style-name="ro5">
          <table:table-cell table:style-name="ce8" office:value-type="float" office:value="206015" calcext:value-type="float">
            <text:p>206015</text:p>
          </table:table-cell>
          <table:table-cell table:style-name="ce9" office:value-type="string" calcext:value-type="string">
            <text:p>Clindamicina (Fosfato)</text:p>
          </table:table-cell>
        </table:table-row>
        <table:table-row table:style-name="ro8">
          <table:table-cell table:style-name="ce8" office:value-type="float" office:value="207005" calcext:value-type="float">
            <text:p>207005</text:p>
          </table:table-cell>
          <table:table-cell table:style-name="ce9" office:value-type="string" calcext:value-type="string">
            <text:p>Eritromicina (Etil Succinato o Estearato)</text:p>
          </table:table-cell>
        </table:table-row>
        <table:table-row table:style-name="ro2">
          <table:table-cell table:style-name="ce8" office:value-type="float" office:value="207015" calcext:value-type="float">
            <text:p>207015</text:p>
          </table:table-cell>
          <table:table-cell table:style-name="ce9" office:value-type="string" calcext:value-type="string">
            <text:p>Claritromicina</text:p>
          </table:table-cell>
        </table:table-row>
        <table:table-row table:style-name="ro2">
          <table:table-cell table:style-name="ce8" office:value-type="float" office:value="207025" calcext:value-type="float">
            <text:p>207025</text:p>
          </table:table-cell>
          <table:table-cell table:style-name="ce9" office:value-type="string" calcext:value-type="string">
            <text:p>Claritromicina</text:p>
          </table:table-cell>
        </table:table-row>
        <table:table-row table:style-name="ro5">
          <table:table-cell table:style-name="ce8" office:value-type="float" office:value="207030" calcext:value-type="float">
            <text:p>207030</text:p>
          </table:table-cell>
          <table:table-cell table:style-name="ce9" office:value-type="string" calcext:value-type="string">
            <text:p>Azitromicina base</text:p>
          </table:table-cell>
        </table:table-row>
        <table:table-row table:style-name="ro5">
          <table:table-cell table:style-name="ce8" office:value-type="float" office:value="208010" calcext:value-type="float">
            <text:p>208010</text:p>
          </table:table-cell>
          <table:table-cell table:style-name="ce9" office:value-type="string" calcext:value-type="string">
            <text:p>Ciprofloxacina (Lactato)</text:p>
          </table:table-cell>
        </table:table-row>
        <table:table-row table:style-name="ro2">
          <table:table-cell table:style-name="ce8" office:value-type="float" office:value="208015" calcext:value-type="float">
            <text:p>208015</text:p>
          </table:table-cell>
          <table:table-cell table:style-name="ce9" office:value-type="string" calcext:value-type="string">
            <text:p>Levofloxacino</text:p>
          </table:table-cell>
        </table:table-row>
        <table:table-row table:style-name="ro2">
          <table:table-cell table:style-name="ce8" office:value-type="float" office:value="208025" calcext:value-type="float">
            <text:p>208025</text:p>
          </table:table-cell>
          <table:table-cell table:style-name="ce9" office:value-type="string" calcext:value-type="string">
            <text:p>Moxifloxacino</text:p>
          </table:table-cell>
        </table:table-row>
        <table:table-row table:style-name="ro2">
          <table:table-cell table:style-name="ce8" office:value-type="float" office:value="208030" calcext:value-type="float">
            <text:p>208030</text:p>
          </table:table-cell>
          <table:table-cell table:style-name="ce9" office:value-type="string" calcext:value-type="string">
            <text:p>Moxifloxacino</text:p>
          </table:table-cell>
        </table:table-row>
        <table:table-row table:style-name="ro8">
          <table:table-cell table:style-name="ce8" office:value-type="float" office:value="209005" calcext:value-type="float">
            <text:p>209005</text:p>
          </table:table-cell>
          <table:table-cell table:style-name="ce9" office:value-type="string" calcext:value-type="string">
            <text:p>Trimetoprim + Sulfametoxazol</text:p>
          </table:table-cell>
        </table:table-row>
        <table:table-row table:style-name="ro8">
          <table:table-cell table:style-name="ce8" office:value-type="float" office:value="209015" calcext:value-type="float">
            <text:p>209015</text:p>
          </table:table-cell>
          <table:table-cell table:style-name="ce9" office:value-type="string" calcext:value-type="string">
            <text:p>Trimetoprim + Sulfametoxazol</text:p>
          </table:table-cell>
        </table:table-row>
        <table:table-row table:style-name="ro9">
          <table:table-cell table:style-name="ce8" office:value-type="float" office:value="1904020" calcext:value-type="float">
            <text:p>1904020</text:p>
          </table:table-cell>
          <table:table-cell table:style-name="ce9" office:value-type="string" calcext:value-type="string">
            <text:p>Budesonide 0.5mg/mL Suspensión para nebulización Ampolla 2mL C/U</text:p>
          </table:table-cell>
        </table:table-row>
        <table:table-row table:style-name="ro5">
          <table:table-cell table:style-name="ce8" office:value-type="float" office:value="211005" calcext:value-type="float">
            <text:p>211005</text:p>
          </table:table-cell>
          <table:table-cell table:style-name="ce9" office:value-type="string" calcext:value-type="string">
            <text:p>Vancomicina (Clorhidrato)</text:p>
          </table:table-cell>
        </table:table-row>
        <table:table-row table:style-name="ro5">
          <table:table-cell table:style-name="ce8" office:value-type="float" office:value="206010" calcext:value-type="float">
            <text:p>206010</text:p>
          </table:table-cell>
          <table:table-cell table:style-name="ce9" office:value-type="string" calcext:value-type="string">
            <text:p>Clindamicina (Clorhidrato)</text:p>
          </table:table-cell>
        </table:table-row>
        <table:table-row table:style-name="ro2">
          <table:table-cell table:style-name="ce8" office:value-type="float" office:value="207020" calcext:value-type="float">
            <text:p>207020</text:p>
          </table:table-cell>
          <table:table-cell table:style-name="ce9" office:value-type="string" calcext:value-type="string">
            <text:p>Claritromicina</text:p>
          </table:table-cell>
        </table:table-row>
        <table:table-row table:style-name="ro10">
          <table:table-cell table:style-name="ce8" office:value-type="float" office:value="10100065" calcext:value-type="float">
            <text:p>10100065</text:p>
          </table:table-cell>
          <table:table-cell table:style-name="ce9" office:value-type="string" calcext:value-type="string">
            <text:p>LINEA PARA ANALISIS DE GASES ANESTESICOS DE 2 m (7-10 PIES) PVC/PE CONECTOR LUER LOCK MACHO-MACHO (LINEA PARA CO2)</text:p>
          </table:table-cell>
        </table:table-row>
        <table:table-row table:style-name="ro8">
          <table:table-cell table:style-name="ce8" office:value-type="float" office:value="300010" calcext:value-type="float">
            <text:p>300010</text:p>
          </table:table-cell>
          <table:table-cell table:style-name="ce9" office:value-type="string" calcext:value-type="string">
            <text:p>Ácido Para Amino Salicílico</text:p>
          </table:table-cell>
        </table:table-row>
        <table:table-row table:style-name="ro5">
          <table:table-cell table:style-name="ce8" office:value-type="float" office:value="300015" calcext:value-type="float">
            <text:p>300015</text:p>
          </table:table-cell>
          <table:table-cell table:style-name="ce9" office:value-type="string" calcext:value-type="string">
            <text:p>Estreptomicina (Sulfato)</text:p>
          </table:table-cell>
        </table:table-row>
        <table:table-row table:style-name="ro2" table:number-rows-repeated="1048524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SV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09:37:57.3071755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4:06:38.090578191</meta:creation-date>
    <meta:generator>LibreOffice/5.3.2.2$Linux_X86_64 LibreOffice_project/6cd4f1ef626f15116896b1d8e1398b56da0d0ee1</meta:generator>
    <dc:date>2017-06-01T10:06:20.147550513</dc:date>
    <meta:editing-duration>PT47M41S</meta:editing-duration>
    <meta:editing-cycles>22</meta:editing-cycles>
    <meta:document-statistic meta:table-count="3" meta:cell-count="405" meta:object-count="0"/>
  </office:meta>
</office:document-meta>
</file>